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none" svg:stroke-color="#000000" draw:fill="solid" draw:fill-color="#999999" draw:textarea-vertical-align="middle" loext:decorative="false"/>
    </style:style>
    <style:style style:name="gr2" style:family="graphic" style:parent-style-name="objectwithoutfill">
      <style:graphic-properties draw:stroke="none" draw:fill="solid" draw:fill-color="#999999" draw:textarea-vertical-align="middle" loext:decorative="false"/>
    </style:style>
    <style:style style:name="P1" style:family="paragraph">
      <loext:graphic-properties draw:fill="solid" draw:fill-color="#9999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4.43cm" svg:height="0.781cm" draw:transform="rotate (-1.55264490257416) translate (4.01445921475059cm 3.4261831062394cm)" svg:viewBox="0 0 4431 782" svg:d="M137 704c340 30 1215 68 1935 76 720 9 1948-16 2322-21 128 3-114-706-225-710-337-13-909 100-1747 110-836 10-2012-85-2368-159-120-16-17 694 83 704z">
          <text:p/>
        </draw:path>
        <draw:path draw:style-name="gr1" draw:text-style-name="P1" draw:layer="layout" svg:width="0.903cm" svg:height="0.661cm" draw:transform="rotate (-2.15757602131539) translate (4.16782444043709cm 7.5916151038323cm)" svg:viewBox="0 0 904 662" svg:d="M527 644c137-64 329-219 367-368 35-139-27-185-184-242-156-57-351-32-459-3-277 72-309 187-173 370 136 181 313 308 449 243z">
          <text:p/>
        </draw:path>
        <draw:path draw:style-name="gr1" draw:text-style-name="P1" draw:layer="layout" svg:width="0.903cm" svg:height="0.66cm" draw:transform="skewX (0.00122173047639607) rotate (-2.15652882376419) translate (4.14570697154202cm 3.4171954926457cm)" svg:viewBox="0 0 904 661" svg:d="M527 644c137-64 329-219 367-367 35-139-27-185-184-243-156-57-351-32-459-3-277 72-309 187-173 369s313 309 449 244z">
          <text:p/>
        </draw:path>
        <draw:path draw:style-name="gr2" draw:text-style-name="P1" draw:layer="layout" svg:width="3.709cm" svg:height="5.241cm" draw:transform="skewX (-9.57769924244593E-017) rotate (0.651007810993885) translate (2.67728953292272cm 4.7095059031145cm)" svg:viewBox="0 0 3710 5242" svg:d="M2964 309c695 452 990 964 514 1690s-1714 2434-2158 2892c-444 457-866 373-1212 268s237-721 425-644c188 76 254 40 498-217 244-256 1347-1818 1679-2347 331-530 191-890-326-1158-518-268-964-258-1418-57-454 202-740-218-225-496s1528-384 2223 69z">
          <text:p/>
        </draw:path>
        <draw:path draw:style-name="gr1" draw:text-style-name="P1" draw:layer="layout" svg:width="0.902cm" svg:height="0.661cm" draw:transform="skewX (0.001221730476396) rotate (-2.1556561591382) translate (6.4254573185944cm 8.1026291664946cm)" svg:viewBox="0 0 903 662" svg:d="M527 644c137-64 329-219 367-367 35-139-27-185-184-243-155-57-351-32-459-4-276 72-309 187-173 370 136 182 313 309 449 244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15T13:24:37.831000000</meta:creation-date>
    <dc:date>2025-03-18T13:59:51.663000000</dc:date>
    <meta:editing-duration>PT2M50S</meta:editing-duration>
    <meta:editing-cycles>3</meta:editing-cycles>
    <meta:generator>LibreOffice/24.2.4.2$Windows_X86_64 LibreOffice_project/51a6219feb6075d9a4c46691dcfe0cd9c4fff3c2</meta:generator>
    <meta:document-statistic meta:object-count="5"/>
  </office:meta>
</office:document-meta>
</file>